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dceb" officeooo:paragraph-rsid="001a36f7"/>
    </style:style>
    <style:style style:name="T1" style:family="text">
      <style:text-properties officeooo:rsid="001c5395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as-char" svg:width="0.947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width="1.00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ct3" text:anchor-type="as-char" svg:width="0.97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elez</meta:initial-creator>
    <meta:creation-date>2016-03-19T21:17:05.573725215</meta:creation-date>
    <dc:date>2016-04-21T19:21:45.052517522</dc:date>
    <dc:creator>Manuel Velez</dc:creator>
    <meta:editing-duration>PT4H54M9S</meta:editing-duration>
    <meta:editing-cycles>23</meta:editing-cycles>
    <meta:generator>LibreOffice/5.0.5.2$Linux_X86_64 LibreOffice_project/00m0$Build-2</meta:generator>
    <meta:document-statistic meta:table-count="0" meta:image-count="0" meta:object-count="3" meta:page-count="1" meta:paragraph-count="3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n>3</mn>
      <mo stretchy="false">+</mo>
      <mn>4</mn>
    </mrow>
    <annotation encoding="StarMath 5.0">3 + 4 </annotation>
  </semantics>
</math>
</file>

<file path=Object 2/content.xml><?xml version="1.0" encoding="utf-8"?>
<math xmlns="http://www.w3.org/1998/Math/MathML" display="block">
  <semantics>
    <mrow>
      <mn>2</mn>
      <mo stretchy="false">⊗</mo>
      <mn>4</mn>
    </mrow>
    <annotation encoding="StarMath 5.0">2 otimes 4 </annotation>
  </semantics>
</math>
</file>

<file path=Object 3/content.xml><?xml version="1.0" encoding="utf-8"?>
<math xmlns="http://www.w3.org/1998/Math/MathML" display="block">
  <semantics>
    <mrow>
      <mn>2</mn>
      <mo stretchy="false">⊆</mo>
      <mn>2</mn>
    </mrow>
    <annotation encoding="StarMath 5.0">2 subseteq 2</annotation>
  </semantics>
</math>
</file>